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1" svg:font-family="Palatino" style:font-family-generic="roman"/>
    <style:font-face style:name="Palatino2" svg:font-family="Palatino" style:font-adornments="Fet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cccccc" draw:marker-start-width="0.355cm" draw:marker-end-width="0.355cm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cm" draw:marker-start-width="0.5cm" draw:marker-end-width="0.5cm" draw:fill="solid" draw:fill-color="#e44d2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marker-start-width="0.5cm" draw:marker-end-width="0.5cm" draw:fill-color="#33a3a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draw:marker-start-width="0.5cm" draw:marker-end-width="0.5cm" draw:fill-color="#5e275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draw:marker-start-width="0.5cm" draw:marker-end-width="0.5cm" draw:fill-color="#7e0021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6" style:family="graphic" style:parent-style-name="objectwithoutfill">
      <style:graphic-properties svg:stroke-width="0.03cm" svg:stroke-color="#333333" draw:marker-start-width="0.2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objectwithoutfill">
      <style:graphic-properties svg:stroke-width="0.03cm" svg:stroke-color="#333333" draw:marker-start-width="0.295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1cm" draw:marker-start-width="0.5cm" draw:marker-end-width="0.5cm" draw:fill-color="#5c852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10" style:family="graphic" style:parent-style-name="objectwithoutfill">
      <style:graphic-properties svg:stroke-width="0.03cm" svg:stroke-color="#000000" draw:marker-start-width="0.2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solid" draw:stroke-dash="Gestrichelt_20_angepasst" svg:stroke-width="0.03cm" svg:stroke-color="#333333" draw:marker-start="" draw:marker-start-width="0.11cm" draw:marker-end="Arrow_20_concave" draw:marker-end-width="0.2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333333" draw:marker-start="Arrow_20_concave" draw:marker-start-width="0.2cm" draw:marker-end="" draw:marker-end-width="0.09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1cm" draw:marker-start-width="0.5cm" draw:marker-end-width="0.5cm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03cm" svg:stroke-color="#333333" draw:marker-start="Arrow_20_concave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Palatino1" fo:font-size="11pt" fo:font-style="normal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 style:font-name="Palatino1" fo:font-size="11pt" fo:font-style="normal" fo:font-weight="bold" style:font-size-asian="12pt" style:font-size-complex="12pt"/>
    </style:style>
    <style:style style:name="P4" style:family="paragraph">
      <style:paragraph-properties fo:text-align="center"/>
      <style:text-properties fo:color="#ffffff" style:font-name="Palatino2" fo:font-size="11pt" fo:font-style="normal" fo:font-weight="bold" style:font-size-asian="12pt" style:font-size-complex="12pt"/>
    </style:style>
    <style:style style:name="P5" style:family="paragraph">
      <style:paragraph-properties fo:text-align="center"/>
      <style:text-properties style:font-name="Palatino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>
      <style:paragraph-properties fo:text-align="center"/>
      <style:text-properties fo:color="#ffffff" style:font-name="Palatino1" fo:font-size="11pt" fo:font-style="normal" fo:font-weight="bold" style:font-size-asian="14pt" style:font-size-complex="14pt"/>
    </style:style>
    <style:style style:name="P7" style:family="paragraph">
      <style:text-properties style:font-name="Palatino1" fo:font-size="11pt" fo:font-style="italic" style:font-size-asian="11pt" style:font-style-asian="italic" style:font-size-complex="11pt" style:font-style-complex="italic"/>
    </style:style>
    <style:style style:name="T1" style:family="text">
      <style:text-properties fo:color="#ffffff" style:font-name="Palatino1" fo:font-size="11pt" fo:font-style="normal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Palatino1" fo:font-size="11pt" fo:font-style="normal" fo:font-weight="bold" style:font-size-asian="12pt" style:font-size-complex="12pt"/>
    </style:style>
    <style:style style:name="T3" style:family="text">
      <style:text-properties fo:color="#ffffff" style:font-name="Palatino2" fo:font-size="11pt" fo:font-style="normal" fo:font-weight="bold" style:font-size-asian="12pt" style:font-size-complex="12pt"/>
    </style:style>
    <style:style style:name="T4" style:family="text">
      <style:text-properties style:font-name="Palatino1" fo:font-size="20pt" fo:font-style="normal" fo:font-weight="bold" style:font-size-asian="20pt" style:font-weight-asian="bold" style:font-size-complex="20pt" style:font-weight-complex="bold"/>
    </style:style>
    <style:style style:name="T5" style:family="text">
      <style:text-properties fo:color="#ffffff" style:font-name="Palatino1" fo:font-size="11pt" fo:font-style="normal" fo:font-weight="bold" style:font-size-asian="14pt" style:font-size-complex="14pt"/>
    </style:style>
    <style:style style:name="T6" style:family="text">
      <style:text-properties style:font-name="Palatino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0.7cm" svg:x="5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1.099cm" svg:x="12.4cm" svg:y="6.6cm">
          <text:p text:style-name="P1"><text:span text:style-name="T1">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6cm" svg:height="1.199cm" svg:x="12.501cm" svg:y="8.6cm">
          <text:p text:style-name="P1"><text:span text:style-name="T2">Test-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8cm" svg:height="1.199cm" svg:x="9.6cm" svg:y="12.301cm">
          <text:p text:style-name="P1"><text:span text:style-name="T3">HTML-F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6cm" svg:height="1.099cm" svg:x="6.7cm" svg:y="6.6cm">
          <text:p text:style-name="P1"><text:span text:style-name="T2">Test-Spezifizier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3cm" svg:y1="7.149cm" svg:x2="12.4cm" svg:y2="7.149cm" draw:start-shape="id1" draw:start-glue-point="1" draw:end-shape="id2" draw:end-glue-point="3" svg:d="M11300 7149h1100" svg:viewBox="0 0 1101 1">
          <text:p/>
        </draw:connector>
        <draw:frame draw:style-name="gr7" draw:text-style-name="P5" draw:layer="layout" svg:width="18cm" svg:height="1.221cm" svg:x="5.8cm" svg:y="4.7cm">
          <draw:text-box>
            <text:p text:style-name="P1"><text:span text:style-name="T4">Test-Umgebung</text:span></text:p>
          </draw:text-box>
        </draw:frame>
        <draw:custom-shape draw:style-name="gr4" draw:text-style-name="P4" xml:id="id3" draw:id="id3" draw:layer="layout" svg:width="4.8cm" svg:height="1.199cm" svg:x="9.6cm" svg:y="10.6cm">
          <text:p text:style-name="P1"><text:span text:style-name="T3">X3DOM-T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4cm" svg:y1="7.7cm" svg:x2="14.4cm" svg:y2="8.6cm">
          <text:p/>
        </draw:line>
        <draw:line draw:style-name="gr6" draw:text-style-name="P1" draw:layer="layout" svg:x1="15.3cm" svg:y1="8.6cm" svg:x2="15.3cm" svg:y2="7.7cm">
          <text:p/>
        </draw:line>
        <draw:line draw:style-name="gr8" draw:text-style-name="P1" draw:layer="layout" svg:x1="13.7cm" svg:y1="9.8cm" svg:x2="12.9cm" svg:y2="10.6cm">
          <text:p/>
        </draw:line>
        <draw:custom-shape draw:style-name="gr4" draw:text-style-name="P4" xml:id="id5" draw:id="id5" draw:layer="layout" svg:width="4.8cm" svg:height="1.199cm" svg:x="15.2cm" svg:y="10.601cm">
          <text:p text:style-name="P1"><text:span text:style-name="T3">WebGL-T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4.8cm" svg:height="1.199cm" svg:x="15.2cm" svg:y="12.302cm">
          <text:p text:style-name="P1"><text:span text:style-name="T3">HTML-F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cm" svg:y1="11.799cm" svg:x2="12cm" svg:y2="12.301cm" draw:start-shape="id3" draw:start-glue-point="2" draw:end-shape="id4" svg:d="M12000 11799v502" svg:viewBox="0 0 1 503">
          <text:p/>
        </draw:connector>
        <draw:connector draw:style-name="gr8" draw:text-style-name="P1" draw:layer="layout" svg:x1="17.6cm" svg:y1="11.8cm" svg:x2="17.6cm" svg:y2="12.302cm" draw:start-shape="id5" draw:start-glue-point="2" draw:end-shape="id6" draw:end-glue-point="0" svg:d="M17600 11800v502" svg:viewBox="0 0 1 503">
          <text:p/>
        </draw:connector>
        <draw:custom-shape draw:style-name="gr9" draw:text-style-name="P3" xml:id="id7" draw:id="id7" draw:layer="layout" svg:width="4.6cm" svg:height="1.099cm" svg:x="17.801cm" svg:y="6.601cm">
          <text:p text:style-name="P1"><text:span text:style-name="T2">Master-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7cm" svg:y1="7.149cm" svg:x2="17.801cm" svg:y2="7.15cm" draw:start-shape="id2" draw:start-glue-point="1" draw:end-shape="id7" svg:d="M17000 7149l801 1" svg:viewBox="0 0 802 2">
          <text:p/>
        </draw:connector>
        <draw:connector draw:style-name="gr11" draw:text-style-name="P1" draw:layer="layout" draw:line-skew="0cm 0.1cm" svg:x1="22.401cm" svg:y1="7.15cm" svg:x2="12cm" svg:y2="13.5cm" draw:start-shape="id7" draw:start-glue-point="1" draw:end-shape="id4" draw:end-glue-point="2" svg:d="M22401 7150h501v6950h-10902v-600" svg:viewBox="0 0 10903 6951">
          <text:p/>
        </draw:connector>
        <draw:line draw:style-name="gr12" draw:text-style-name="P1" draw:layer="layout" svg:x1="14.101cm" svg:y1="9.8cm" svg:x2="13.3cm" svg:y2="10.6cm">
          <text:p/>
        </draw:line>
        <draw:line draw:style-name="gr8" draw:text-style-name="P1" draw:layer="layout" svg:x1="12.5cm" svg:y1="7.7cm" svg:x2="11.3cm" svg:y2="8.623cm">
          <text:p/>
        </draw:line>
        <draw:custom-shape draw:style-name="gr13" draw:text-style-name="P6" draw:layer="layout" svg:width="4.6cm" svg:height="1.199cm" svg:x="6.701cm" svg:y="8.601cm">
          <text:p text:style-name="P1"><text:span text:style-name="T5">Persisten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064cm" svg:height="0.789cm" svg:x="20.543cm" svg:y="7.9cm">
          <draw:text-box>
            <text:p><text:span text:style-name="T6">bindet ein</text:span></text:p>
          </draw:text-box>
        </draw:frame>
        <draw:line draw:style-name="gr8" draw:text-style-name="P1" draw:layer="layout" svg:x1="15.901cm" svg:y1="9.8cm" svg:x2="16.701cm" svg:y2="10.6cm">
          <text:p/>
        </draw:line>
        <draw:line draw:style-name="gr15" draw:text-style-name="P1" draw:layer="layout" svg:x1="15.509cm" svg:y1="9.808cm" svg:x2="16.309cm" svg:y2="10.608cm">
          <text:p/>
        </draw:line>
        <draw:line draw:style-name="gr6" draw:text-style-name="P1" draw:layer="layout" svg:x1="17.6cm" svg:y1="14.1cm" svg:x2="17.6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1" svg:font-family="Palatino" style:font-family-generic="roman"/>
    <style:font-face style:name="Palatino2" svg:font-family="Palatino" style:font-adornments="Fet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Gestrichelt_20_angepasst" draw:display-name="Gestrichelt angepasst" draw:style="rect" draw:dots1="1" draw:dots1-length="200%" draw:distance="26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6-27T11:35:23.946358135</meta:creation-date>
    <dc:date>2014-07-29T22:24:49.189493874</dc:date>
    <meta:editing-duration>PT7H55M9S</meta:editing-duration>
    <meta:editing-cycles>82</meta:editing-cycles>
    <meta:generator>LibreOffice/4.2.5.2$Linux_X86_64 LibreOffice_project/420m0$Build-2</meta:generator>
    <meta:printed-by>Jonathan Gruber</meta:printed-by>
    <meta:print-date>2014-06-27T15:01:20.806065263</meta:print-date>
    <meta:document-statistic meta:object-count="25"/>
  </office:meta>
</office:document-meta>
</file>